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02cm"/>
    </style:style>
    <style:style style:name="co2" style:family="table-column">
      <style:table-column-properties fo:break-before="auto" style:column-width="7.186cm"/>
    </style:style>
    <style:style style:name="co3" style:family="table-column">
      <style:table-column-properties fo:break-before="auto" style:column-width="5.604cm"/>
    </style:style>
    <style:style style:name="co4" style:family="table-column">
      <style:table-column-properties fo:break-before="auto" style:column-width="5.994cm"/>
    </style:style>
    <style:style style:name="co5" style:family="table-column">
      <style:table-column-properties fo:break-before="auto" style:column-width="5.771cm"/>
    </style:style>
    <style:style style:name="co6" style:family="table-column">
      <style:table-column-properties fo:break-before="auto" style:column-width="7.354cm"/>
    </style:style>
    <style:style style:name="co7" style:family="table-column">
      <style:table-column-properties fo:break-before="auto" style:column-width="2.484cm"/>
    </style:style>
    <style:style style:name="co8" style:family="table-column">
      <style:table-column-properties fo:break-before="auto" style:column-width="2.651cm"/>
    </style:style>
    <style:style style:name="ro1" style:family="table-row">
      <style:table-row-properties style:row-height="0.556cm" fo:break-before="auto" style:use-optimal-row-height="false"/>
    </style:style>
    <style:style style:name="ro2" style:family="table-row">
      <style:table-row-properties style:row-height="3.369cm" fo:break-before="auto" style:use-optimal-row-height="false"/>
    </style:style>
    <style:style style:name="ro3" style:family="table-row">
      <style:table-row-properties style:row-height="2.263cm" fo:break-before="auto" style:use-optimal-row-height="false"/>
    </style:style>
    <style:style style:name="ro4" style:family="table-row">
      <style:table-row-properties style:row-height="2.764cm" fo:break-before="auto" style:use-optimal-row-height="false"/>
    </style:style>
    <style:style style:name="ro5" style:family="table-row">
      <style:table-row-properties style:row-height="3.526cm" fo:break-before="auto" style:use-optimal-row-height="false"/>
    </style:style>
    <style:style style:name="ro6" style:family="table-row">
      <style:table-row-properties style:row-height="3.895cm" fo:break-before="auto" style:use-optimal-row-height="false"/>
    </style:style>
    <style:style style:name="ro7" style:family="table-row">
      <style:table-row-properties style:row-height="5.738cm" fo:break-before="auto" style:use-optimal-row-height="false"/>
    </style:style>
    <style:style style:name="ro8" style:family="table-row">
      <style:table-row-properties style:row-height="3cm" fo:break-before="auto" style:use-optimal-row-height="false"/>
    </style:style>
    <style:style style:name="ro9" style:family="table-row">
      <style:table-row-properties style:row-height="3.159cm" fo:break-before="auto" style:use-optimal-row-height="false"/>
    </style:style>
    <style:style style:name="ro10" style:family="table-row">
      <style:table-row-properties style:row-height="2.369cm" fo:break-before="auto" style:use-optimal-row-height="false"/>
    </style:style>
    <style:style style:name="ro11" style:family="table-row">
      <style:table-row-properties style:row-height="5.528cm" fo:break-before="auto" style:use-optimal-row-height="false"/>
    </style:style>
    <style:style style:name="ro12" style:family="table-row">
      <style:table-row-properties style:row-height="3.422cm" fo:break-before="auto" style:use-optimal-row-height="false"/>
    </style:style>
    <style:style style:name="ro13" style:family="table-row">
      <style:table-row-properties style:row-height="6.687cm" fo:break-before="auto" style:use-optimal-row-height="true"/>
    </style:style>
    <style:style style:name="ro14" style:family="table-row">
      <style:table-row-properties style:row-height="2.605cm" fo:break-before="auto" style:use-optimal-row-height="false"/>
    </style:style>
    <style:style style:name="ro15" style:family="table-row">
      <style:table-row-properties style:row-height="2.921cm" fo:break-before="auto" style:use-optimal-row-height="false"/>
    </style:style>
    <style:style style:name="ro16" style:family="table-row">
      <style:table-row-properties style:row-height="3.921cm" fo:break-before="auto" style:use-optimal-row-height="false"/>
    </style:style>
    <style:style style:name="ro17" style:family="table-row">
      <style:table-row-properties style:row-height="4.658cm" fo:break-before="auto" style:use-optimal-row-height="false"/>
    </style:style>
    <style:style style:name="ro18" style:family="table-row">
      <style:table-row-properties style:row-height="3.501cm" fo:break-before="auto" style:use-optimal-row-height="false"/>
    </style:style>
    <style:style style:name="ro19" style:family="table-row">
      <style:table-row-properties style:row-height="3.605cm" fo:break-before="auto" style:use-optimal-row-height="false"/>
    </style:style>
    <style:style style:name="ro20" style:family="table-row">
      <style:table-row-properties style:row-height="0.529cm" fo:break-before="auto" style:use-optimal-row-height="false"/>
    </style:style>
    <style:style style:name="ro21" style:family="table-row">
      <style:table-row-properties style:row-height="0.453cm" fo:break-before="auto" style:use-optimal-row-height="false"/>
    </style:style>
    <style:style style:name="ta1" style:family="table" style:master-page-name="PageStyle_5f_Feuil1">
      <style:table-properties table:display="true" style:writing-mode="lr-tb"/>
    </style:style>
    <number:boolean-style style:name="N8099" number:language="fr" number:country="FR">
      <number:boolean/>
    </number:boolean-style>
    <style:style style:name="ce1" style:family="table-cell" style:parent-style-name="Excel_20_Built-in_20_Normal">
      <style:table-cell-properties fo:background-color="#7030a0" style:diagonal-bl-tr="none" style:diagonal-tl-br="none" style:text-align-source="fix" style:repeat-content="false" fo:wrap-option="no-wrap" style:direction="ltr" style:rotation-angle="0" style:rotation-align="none" style:shrink-to-fit="false" style:vertical-align="bottom"/>
      <style:paragraph-properties fo:text-align="center" fo:margin-left="0cm" style:writing-mode="page"/>
      <style:text-properties fo:color="#ffffff"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 style:family="table-cell" style:parent-style-name="Excel_20_Built-in_20_Normal">
      <style:table-cell-properties style:text-align-source="value-type" style:repeat-content="false" fo:wrap-option="no-wrap"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3" style:family="table-cell" style:parent-style-name="Excel_20_Built-in_20_Normal">
      <style:table-cell-properties fo:wrap-option="wrap"/>
      <style:text-properties fo:hyphenate="true"/>
    </style:style>
    <style:style style:name="ce4" style:family="table-cell" style:parent-style-name="Excel_20_Built-in_20_Normal">
      <style:table-cell-properties fo:wrap-option="wrap" style:direction="ltr" style:shrink-to-fit="true"/>
      <style:text-properties fo:hyphenate="true"/>
    </style:style>
    <style:style style:name="ce5" style:family="table-cell" style:parent-style-name="Excel_20_Built-in_20_Normal">
      <style:table-cell-properties fo:wrap-option="wrap"/>
      <style:text-properties style:font-name="Arial1" style:font-name-complex="Arial1" fo:hyphenate="true"/>
    </style:style>
    <style:style style:name="ce6" style:family="table-cell" style:parent-style-name="Excel_20_Built-in_20_Normal">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style:style>
    <style:style style:name="ce7" style:family="table-cell" style:parent-style-name="Excel_20_Built-in_20_Normal" style:data-style-name="N8099">
      <style:table-cell-properties fo:wrap-option="wrap"/>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name-complex="Calibri" style:font-size-complex="12pt" style:font-style-complex="normal" style:font-weight-complex="normal" fo:hyphenate="true"/>
    </style:style>
    <style:style style:name="ce8" style:family="table-cell" style:parent-style-name="Excel_20_Built-in_20_Normal" style:data-style-name="N8099">
      <style:table-cell-properties fo:wrap-option="wrap"/>
      <style:text-properties fo:hyphenate="true"/>
    </style:style>
    <style:style style:name="ce9" style:family="table-cell" style:parent-style-name="Excel_20_Built-in_20_Normal">
      <style:text-properties fo:color="#000000" style:text-outline="false" style:text-line-through-styl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default-cell-style-name="Excel_20_Built-in_20_Normal"/>
        <table:table-column table:style-name="co5" table:default-cell-style-name="Excel_20_Built-in_20_Normal"/>
        <table:table-column table:style-name="co6" table:default-cell-style-name="Excel_20_Built-in_20_Normal"/>
        <table:table-column table:style-name="co7" table:number-columns-repeated="20" table:default-cell-style-name="Excel_20_Built-in_20_Normal"/>
        <table:table-column table:style-name="co8" table:number-columns-repeated="998" table:default-cell-style-name="Excel_20_Built-in_20_Normal"/>
        <table:table-row table:style-name="ro1">
          <table:table-cell table:style-name="ce1" office:value-type="string">
            <text:p>Catégorie</text:p>
          </table:table-cell>
          <table:table-cell table:style-name="ce1" office:value-type="string">
            <text:p>Problème identifié</text:p>
          </table:table-cell>
          <table:table-cell table:style-name="ce1" office:value-type="string">
            <text:p>Explication du problème</text:p>
          </table:table-cell>
          <table:table-cell table:style-name="ce1" office:value-type="string">
            <text:p>Bonne pratique à adopter</text:p>
          </table:table-cell>
          <table:table-cell table:style-name="ce1" office:value-type="string">
            <text:p>Action recommandée</text:p>
          </table:table-cell>
          <table:table-cell table:style-name="ce1" office:value-type="string">
            <text:p>Référence</text:p>
          </table:table-cell>
          <table:table-cell table:style-name="ce9" table:number-columns-repeated="20"/>
          <table:table-cell table:number-columns-repeated="998"/>
        </table:table-row>
        <table:table-row table:style-name="ro1">
          <table:table-cell table:style-name="ce2" office:value-type="string">
            <text:p>(SEO ou accessiblité ?)</text:p>
          </table:table-cell>
          <table:table-cell table:number-columns-repeated="3"/>
          <table:table-cell table:style-name="ce6"/>
          <table:table-cell table:number-columns-repeated="1019"/>
        </table:table-row>
        <table:table-row table:style-name="ro2">
          <table:table-cell table:style-name="ce3" office:value-type="string">
            <text:p>Seo</text:p>
          </table:table-cell>
          <table:table-cell table:style-name="ce3" office:value-type="string">
            <text:p>Liens bootstrap faux dans la page 2</text:p>
          </table:table-cell>
          <table:table-cell table:style-name="ce4" office:value-type="string">
            <text:p>Les liens vers les fichiers bootstrap sont en .min sur la page 2 ce qui nous empêche de bénéficier du vrai style de notre site</text:p>
          </table:table-cell>
          <table:table-cell table:style-name="ce3" office:value-type="string">
            <text:p>Vérifier ses liens lors du développement du site et rendre les liens défectueux valide grâce à de vrais fichiers minifiés ce qui nous permettra au passage d'alléger notre site.</text:p>
          </table:table-cell>
          <table:table-cell table:style-name="ce7" office:value-type="boolean" office:boolean-value="true">
            <text:p>VRAI</text:p>
          </table:table-cell>
          <table:table-cell table:style-name="ce3" office:value-type="string">
            <text:p><text:a xlink:href="https://developers.google.com/search/docs/beginner/seo-starter-guide?hl=fr">https://developers.google.com/search/docs/beginner/seo-starter-guide?hl=fr</text:a></text:p>
          </table:table-cell>
          <table:table-cell table:number-columns-repeated="1018"/>
        </table:table-row>
        <table:table-row table:style-name="ro3">
          <table:table-cell table:style-name="ce3" office:value-type="string">
            <text:p>Seo</text:p>
          </table:table-cell>
          <table:table-cell table:style-name="ce3" office:value-type="string">
            <text:p>Pas de titre sur les 2 pages</text:p>
          </table:table-cell>
          <table:table-cell table:style-name="ce3" office:value-type="string">
            <text:p>Aucune de nos 2 pages n'a de titre pertinent <text:s/>ce qui pénalise notre référencement</text:p>
          </table:table-cell>
          <table:table-cell table:style-name="ce3" office:value-type="string">
            <text:p>Attribuer un titre pertinent à chacune de ses pages</text:p>
          </table:table-cell>
          <table:table-cell table:style-name="ce7" office:value-type="boolean" office:boolean-value="true">
            <text:p>VRAI</text:p>
          </table:table-cell>
          <table:table-cell table:style-name="ce3" office:value-type="string">
            <text:p><text:a xlink:href="https://developers.google.com/search/docs/beginner/seo-starter-guide?hl=fr">https://developers.google.com/search/docs/beginner/seo-starter-guide?hl=fr</text:a></text:p>
          </table:table-cell>
          <table:table-cell table:number-columns-repeated="1018"/>
        </table:table-row>
        <table:table-row table:style-name="ro4">
          <table:table-cell table:style-name="ce3" office:value-type="string">
            <text:p>Seo</text:p>
          </table:table-cell>
          <table:table-cell table:style-name="ce3" office:value-type="string">
            <text:p>Lien vers la page 2 mal nommé</text:p>
          </table:table-cell>
          <table:table-cell table:style-name="ce3" office:value-type="string">
            <text:p>Appeler le lien notre page 2 « page 2 » n'est pas une bonne pratique et pénalise notre référencement.</text:p>
          </table:table-cell>
          <table:table-cell table:style-name="ce5" office:value-type="string">
            <text:p>De la même manière que les titres de nos page, donner un nom pertinent à nos liens avantagera notre site.</text:p>
          </table:table-cell>
          <table:table-cell table:style-name="ce7" office:value-type="boolean" office:boolean-value="true">
            <text:p>VRAI</text:p>
          </table:table-cell>
          <table:table-cell table:style-name="ce3" office:value-type="string">
            <text:p><text:a xlink:href="https://developers.google.com/search/docs/beginner/seo-starter-guide?hl=frttps">https://developers.google.com/search/docs/beginner/seo-starter-guide?hl=frttps</text:a></text:p>
          </table:table-cell>
          <table:table-cell table:number-columns-repeated="1018"/>
        </table:table-row>
        <table:table-row table:style-name="ro5">
          <table:table-cell table:style-name="ce3" office:value-type="string">
            <text:p>Seo</text:p>
          </table:table-cell>
          <table:table-cell table:style-name="ce3" office:value-type="string">
            <text:p>le nom des URLs n'est pas compréhensible au premier abord</text:p>
          </table:table-cell>
          <table:table-cell table:style-name="ce3" office:value-type="string">
            <text:p>« index » et « page2 » ne sont pas des noms de fichier corrects et n'ont aucun rapport avec le contenu de leur page.</text:p>
          </table:table-cell>
          <table:table-cell table:style-name="ce3" office:value-type="string">
            <text:p>Modifier le nom de nos fichiers html pour que le contenu de la page colle avec celui-ci ce qui améliorera notre référencement.</text:p>
          </table:table-cell>
          <table:table-cell table:style-name="ce7" office:value-type="boolean" office:boolean-value="true">
            <text:p>VRAI</text:p>
          </table:table-cell>
          <table:table-cell table:style-name="ce3" office:value-type="string">
            <text:p><text:a xlink:href="https://developers.google.com/search/docs/beginner/seo-starter-guide?hl=fr">https://developers.google.com/search/docs/beginner/seo-starter-guide?hl=fr</text:a></text:p>
          </table:table-cell>
          <table:table-cell table:number-columns-repeated="1018"/>
        </table:table-row>
        <table:table-row table:style-name="ro6">
          <table:table-cell table:style-name="ce3" office:value-type="string">
            <text:p>Seo</text:p>
          </table:table-cell>
          <table:table-cell table:style-name="ce3" office:value-type="string">
            <text:p>Utilisation d'images pour afficher des textes comme des citations ou des titres</text:p>
          </table:table-cell>
          <table:table-cell table:style-name="ce3" office:value-type="string">
            <text:p>Charger des images est bien plus long que de charger du texte que nous aurions pu taper directement dans notre fichier html ce qui pénalise notre référencement.</text:p>
          </table:table-cell>
          <table:table-cell table:style-name="ce3" office:value-type="string">
            <text:p>Dès qu'un texte peut être taper directement dans notre code html il faut le faire </text:p>
          </table:table-cell>
          <table:table-cell table:style-name="ce7" office:value-type="boolean" office:boolean-value="true">
            <text:p>VRAI</text:p>
          </table:table-cell>
          <table:table-cell table:style-name="ce3" office:value-type="string">
            <text:p><text:a xlink:href="https://developers.google.com/search/docs/beginner/seo-starter-guide?hl=fr">https://developers.google.com/search/docs/beginner/seo-starter-guide?hl=fr</text:a></text:p>
          </table:table-cell>
          <table:table-cell table:number-columns-repeated="1018"/>
        </table:table-row>
        <table:table-row table:style-name="ro7">
          <table:table-cell table:style-name="ce3" office:value-type="string">
            <text:p>Seo</text:p>
          </table:table-cell>
          <table:table-cell table:style-name="ce3" office:value-type="string">
            <text:p>Mots clés cachés dans une section en les mettant de la même couleur que celle-ci ou autour du logo en police 1px</text:p>
          </table:table-cell>
          <table:table-cell table:style-name="ce3" office:value-type="string">
            <text:p>C'est une technique de blackhat (keywords stuffing) qui de sucroit est aujourd'hui facilement repérée par le googlebot qui pénalise alors le site au niveau de son référencement</text:p>
          </table:table-cell>
          <table:table-cell table:style-name="ce3" office:value-type="string">
            <text:p>Il y a bien assez d'endroits pour placer nos mots clés entre la balise « description » notre titre de page, nos URLs, les textes de notre page et particulièrement nos titres, nous pouvons largement placer de manière « naturelle » nos mots clés.</text:p>
          </table:table-cell>
          <table:table-cell table:style-name="ce7" office:value-type="boolean" office:boolean-value="true">
            <text:p>VRAI</text:p>
          </table:table-cell>
          <table:table-cell table:style-name="ce3" office:value-type="string">
            <text:p><text:a xlink:href="https://developers.google.com/search/docs/beginner/seo-starter-guide?hl=fr">https://developers.google.com/search/docs/beginner/seo-starter-guide?hl=fr</text:a></text:p>
          </table:table-cell>
          <table:table-cell table:number-columns-repeated="1018"/>
        </table:table-row>
        <table:table-row table:style-name="ro8">
          <table:table-cell table:style-name="ce3" office:value-type="string">
            <text:p>Seo et accessibilité</text:p>
          </table:table-cell>
          <table:table-cell table:style-name="ce3" office:value-type="string">
            <text:p>la balise lang n'est utilisée sur aucune des 2 pages </text:p>
          </table:table-cell>
          <table:table-cell table:style-name="ce3" office:value-type="string">
            <text:p>la balise lang sert au lecteur d'écrans pour les personnes non voyantes et au googlebot pour le référencement du site.</text:p>
          </table:table-cell>
          <table:table-cell table:style-name="ce3" office:value-type="string">
            <text:p>Toujours renseigner la balise de langage correctement </text:p>
          </table:table-cell>
          <table:table-cell table:style-name="ce7" office:value-type="boolean" office:boolean-value="true">
            <text:p>VRAI</text:p>
          </table:table-cell>
          <table:table-cell table:style-name="ce3" office:value-type="string">
            <text:p><text:a xlink:href="https://www.w3.org/International/questions/qa-lang-why.fr">https://www.w3.org/International/questions/qa-lang-why.fr</text:a></text:p>
          </table:table-cell>
          <table:table-cell table:number-columns-repeated="1018"/>
        </table:table-row>
        <table:table-row table:style-name="ro9">
          <table:table-cell table:style-name="ce3" office:value-type="string">
            <text:p>Accessibilité</text:p>
          </table:table-cell>
          <table:table-cell table:style-name="ce3" office:value-type="string">
            <text:p>aucun des champs sur la 2eme page ne comporte de placeholder</text:p>
          </table:table-cell>
          <table:table-cell table:style-name="ce3" office:value-type="string">
            <text:p>Ces balises servent à guider l'utilisateur malvoyant ou non sur ce que veut précisément obtenir comme renseignements le concepteur</text:p>
          </table:table-cell>
          <table:table-cell table:style-name="ce3" office:value-type="string">
            <text:p>Renseigner le placeholder à chaque création de champ</text:p>
          </table:table-cell>
          <table:table-cell table:style-name="ce7" office:value-type="boolean" office:boolean-value="true">
            <text:p>VRAI</text:p>
          </table:table-cell>
          <table:table-cell table:style-name="ce3" office:value-type="string">
            <text:p><text:a xlink:href="https://developers.google.com/search/docs/beginner/seo-starter-guide?hl=fr">https://developers.google.com/search/docs/beginner/seo-starter-guide?hl=fr</text:a></text:p>
          </table:table-cell>
          <table:table-cell table:number-columns-repeated="1018"/>
        </table:table-row>
        <table:table-row table:style-name="ro10">
          <table:table-cell table:style-name="ce3" office:value-type="string">
            <text:p>Seo</text:p>
          </table:table-cell>
          <table:table-cell table:style-name="ce3" office:value-type="string">
            <text:p>utilisation de la balise « keywords » dans le head</text:p>
          </table:table-cell>
          <table:table-cell table:style-name="ce3" office:value-type="string">
            <text:p>c'est une balise obsolète de nos jours</text:p>
          </table:table-cell>
          <table:table-cell table:style-name="ce3"/>
          <table:table-cell table:style-name="ce7" office:value-type="boolean" office:boolean-value="true">
            <text:p>VRAI</text:p>
          </table:table-cell>
          <table:table-cell table:style-name="ce3" office:value-type="string">
            <text:p><text:a xlink:href="https://developers.google.com/search/docs/beginner/seo-starter-guide?hl=fr">https://developers.google.com/search/docs/beginner/seo-starter-guide?hl=fr</text:a></text:p>
          </table:table-cell>
          <table:table-cell table:number-columns-repeated="1018"/>
        </table:table-row>
        <table:table-row table:style-name="ro11">
          <table:table-cell table:style-name="ce3" office:value-type="string">
            <text:p>Seo et accessibilité</text:p>
          </table:table-cell>
          <table:table-cell table:style-name="ce3" office:value-type="string">
            <text:p>les attributs alt des images ne sont pas renseignés</text:p>
          </table:table-cell>
          <table:table-cell table:style-name="ce3" office:value-type="string">
            <text:p>les attributs alt permettent à google d'interpréter le contenu d'une image car il ne sait pas encore le faire à l'heure actuelle.De plus il permettent également aux mal et non-voyant de connaître le contenu de l'image grace a un lecteur de texte.</text:p>
          </table:table-cell>
          <table:table-cell table:style-name="ce3" office:value-type="string">
            <text:p>toujours renseigner les attributs alt de chaque image de manière pertinente </text:p>
          </table:table-cell>
          <table:table-cell table:style-name="ce7" office:value-type="boolean" office:boolean-value="true">
            <text:p>VRAI</text:p>
          </table:table-cell>
          <table:table-cell table:style-name="ce3" office:value-type="string">
            <text:p><text:a xlink:href="https://developers.google.com/search/docs/beginner/seo-starter-guide?hl=fr">https://developers.google.com/search/docs/beginner/seo-starter-guide?hl=fr</text:a></text:p>
          </table:table-cell>
          <table:table-cell table:number-columns-repeated="1018"/>
        </table:table-row>
        <table:table-row table:style-name="ro12">
          <table:table-cell table:style-name="ce3" office:value-type="string">
            <text:p>Seo</text:p>
          </table:table-cell>
          <table:table-cell table:style-name="ce3" office:value-type="string">
            <text:p>la balise description dans le head n'est pas renseignée,</text:p>
          </table:table-cell>
          <table:table-cell table:style-name="ce3" office:value-type="string">
            <text:p>Cette balise nous permet si elle est bien utilisée avec des mots clés et une description pertinente d'améliorer notre référencement.</text:p>
          </table:table-cell>
          <table:table-cell table:style-name="ce3" office:value-type="string">
            <text:p>Renseigner systématiquement et de façon pertinente la balise description </text:p>
          </table:table-cell>
          <table:table-cell table:style-name="ce7" office:value-type="boolean" office:boolean-value="true">
            <text:p>VRAI</text:p>
          </table:table-cell>
          <table:table-cell table:style-name="ce3" office:value-type="string">
            <text:p><text:a xlink:href="https://developers.google.com/search/docs/beginner/seo-starter-guide?hl=fr">https://developers.google.com/search/docs/beginner/seo-starter-guide?hl=fr</text:a></text:p>
          </table:table-cell>
          <table:table-cell table:number-columns-repeated="1018"/>
        </table:table-row>
        <table:table-row table:style-name="ro13">
          <table:table-cell table:style-name="ce3" office:value-type="string">
            <text:p>Seo</text:p>
          </table:table-cell>
          <table:table-cell table:style-name="ce3" office:value-type="string">
            <text:p>Nos images sont mal nommées et pas optimisées.De plus nous avons des fichiers en bmp.</text:p>
          </table:table-cell>
          <table:table-cell table:style-name="ce3" office:value-type="string">
            <text:p>Des fichiers mals nommés puevent impacter notre référencement ainsi que le développement de notre site pour de futurs projets. De plus des images non optimisées ou des images en .bmp (qui est un format adapté plus à la photographie ou au design sans perte de données) ralentissent considérablement le temps de chargement de nos pages.</text:p>
          </table:table-cell>
          <table:table-cell table:style-name="ce3" office:value-type="string">
            <text:p>Optimiser ses images et les dimensionner adéquatement à leur utilisation. Utiliser les formats de fichier adaptés.</text:p>
          </table:table-cell>
          <table:table-cell table:style-name="ce7" office:value-type="boolean" office:boolean-value="true">
            <text:p>VRAI</text:p>
          </table:table-cell>
          <table:table-cell table:style-name="ce3" office:value-type="string">
            <text:p><text:a xlink:href="https://developers.google.com/search/docs/beginner/seo-starter-guide?hl=fr">https://developers.google.com/search/docs/beginner/seo-starter-guide?hl=fr</text:a></text:p>
          </table:table-cell>
          <table:table-cell table:number-columns-repeated="1018"/>
        </table:table-row>
        <table:table-row table:style-name="ro14">
          <table:table-cell table:style-name="ce3" office:value-type="string">
            <text:p>Seo</text:p>
          </table:table-cell>
          <table:table-cell table:style-name="ce3" office:value-type="string">
            <text:p>Notre footer est majoritairement constitué de liens</text:p>
          </table:table-cell>
          <table:table-cell table:style-name="ce3" office:value-type="string">
            <text:p>Une section ou une pages uniquement constitué d'URLs exterieurs peut pénaliser notre référencement</text:p>
          </table:table-cell>
          <table:table-cell table:style-name="ce3" office:value-type="string">
            <text:p>Suprimer les liens morts ou inutiles et integrer les URLs externes vraiment utiles via des liens dans un paragraphe de notre site.</text:p>
          </table:table-cell>
          <table:table-cell table:style-name="ce8" office:value-type="boolean" office:boolean-value="true">
            <text:p>VRAI</text:p>
          </table:table-cell>
          <table:table-cell table:style-name="ce3" office:value-type="string">
            <text:p><text:a xlink:href="https://developers.google.com/search/docs/beginner/seo-starter-guide?hl=fr">https://developers.google.com/search/docs/beginner/seo-starter-guide?hl=fr</text:a></text:p>
          </table:table-cell>
          <table:table-cell table:number-columns-repeated="1018"/>
        </table:table-row>
        <table:table-row table:style-name="ro15">
          <table:table-cell table:style-name="ce3" office:value-type="string">
            <text:p>Accessibilité</text:p>
          </table:table-cell>
          <table:table-cell table:style-name="ce3" office:value-type="string">
            <text:p>La taille et la couleur de nos textes n'est pas adaptée à beaucoup d'endroits</text:p>
          </table:table-cell>
          <table:table-cell table:style-name="ce3" office:value-type="string">
            <text:p>La tailles ainsi que la couleur de nos textes sont très importantes. <text:s/>Elles permettent aux utilisateurs malvoyants de pouvoir lire notre contenu.</text:p>
          </table:table-cell>
          <table:table-cell table:style-name="ce3" office:value-type="string">
            <text:p>Utiliser des tailles de textes lisibles et accorder la couleur de nos textes avec leur fond de façon à avoir un contraste qui respecte les règles du WCAG</text:p>
          </table:table-cell>
          <table:table-cell table:style-name="ce8" office:value-type="boolean" office:boolean-value="true">
            <text:p>VRAI</text:p>
          </table:table-cell>
          <table:table-cell table:style-name="ce3" office:value-type="string">
            <text:p><text:a xlink:href="https://developers.google.com/search/docs/beginner/seo-starter-guide?hl=fr">https://developers.google.com/search/docs/beginner/seo-starter-guide?hl=fr</text:a></text:p>
          </table:table-cell>
          <table:table-cell table:number-columns-repeated="1018"/>
        </table:table-row>
        <table:table-row table:style-name="ro16">
          <table:table-cell table:style-name="ce3" office:value-type="string">
            <text:p>Seo</text:p>
          </table:table-cell>
          <table:table-cell table:style-name="ce3" office:value-type="string">
            <text:p>Nos liens de réseaux sociaux renvoient tous vers notre page d'accueil.</text:p>
          </table:table-cell>
          <table:table-cell table:style-name="ce3" office:value-type="string">
            <text:p>Les liens de nos réseau sociaux vont tous vers notre page d'accueil ce qui peut être considéré comme « spammy » et donc faire chuter notre référencement.</text:p>
          </table:table-cell>
          <table:table-cell table:style-name="ce3" office:value-type="string">
            <text:p>Il serait conseillé de créer un page sur chacun de ces réseaux sociaux une page de l'agence. Cela améliorerai le référencement du site mais nous rapporterai également plus de trafic.</text:p>
          </table:table-cell>
          <table:table-cell table:style-name="ce8" office:value-type="boolean" office:boolean-value="false">
            <text:p>FAUX</text:p>
          </table:table-cell>
          <table:table-cell table:style-name="ce3" office:value-type="string">
            <text:p><text:a xlink:href="https://developers.google.com/search/docs/beginner/seo-starter-guide?hl=fr">https://developers.google.com/search/docs/beginner/seo-starter-guide?hl=fr</text:a></text:p>
          </table:table-cell>
          <table:table-cell table:number-columns-repeated="1018"/>
        </table:table-row>
        <table:table-row table:style-name="ro17">
          <table:table-cell table:style-name="ce3" office:value-type="string">
            <text:p>Accessibilité</text:p>
          </table:table-cell>
          <table:table-cell table:style-name="ce3" office:value-type="string">
            <text:p>Nos liens de réseaux sociaux ne disposent pas d'aria labels</text:p>
          </table:table-cell>
          <table:table-cell table:style-name="ce3" office:value-type="string">
            <text:p>les liens et plus particulièrement le logo de nos réseaux sociaux n'ont pas d'aria label alors que ceux-ci servent à les décrire notamment pour les personne non ou malvoyantes. C'est un peu l'équivalent de « alt » pour les images</text:p>
          </table:table-cell>
          <table:table-cell table:style-name="ce3" office:value-type="string">
            <text:p>Utiliser systématiquement un aria label pour identifier nos éléments graphique.</text:p>
          </table:table-cell>
          <table:table-cell table:style-name="ce8" office:value-type="boolean" office:boolean-value="true">
            <text:p>VRAI</text:p>
          </table:table-cell>
          <table:table-cell table:style-name="ce3" office:value-type="string">
            <text:p>https://developer.mozilla.org/fr/docs/Web/Accessibility/ARIA/ARIA_Techniques/Using_the_aria-label_attribute</text:p>
          </table:table-cell>
          <table:table-cell table:number-columns-repeated="1018"/>
        </table:table-row>
        <table:table-row table:style-name="ro18">
          <table:table-cell table:style-name="ce3" office:value-type="string">
            <text:p>Seo</text:p>
          </table:table-cell>
          <table:table-cell table:style-name="ce3" office:value-type="string">
            <text:p>notre page contact est un peu vide et son contenu ne dépasse pas 300 mots</text:p>
          </table:table-cell>
          <table:table-cell table:style-name="ce3" office:value-type="string">
            <text:p>une page peu remplie et ne comportant pas beaucoup de mot peu faire tomber le référencement de notre site et est peu attrayante pour les utilisateurs</text:p>
          </table:table-cell>
          <table:table-cell table:style-name="ce3" office:value-type="string">
            <text:p>Essayer de toujours de créer des pages avec un minimum de contenu</text:p>
          </table:table-cell>
          <table:table-cell table:style-name="ce8" office:value-type="boolean" office:boolean-value="true">
            <text:p>VRAI</text:p>
          </table:table-cell>
          <table:table-cell table:style-name="ce3" office:value-type="string">
            <text:p><text:a xlink:href="https://developers.google.com/search/docs/beginner/seo-starter-guide?hl=fr">https://developers.google.com/search/docs/beginner/seo-starter-guide?hl=fr</text:a></text:p>
          </table:table-cell>
          <table:table-cell table:number-columns-repeated="1018"/>
        </table:table-row>
        <table:table-row table:style-name="ro19">
          <table:table-cell table:style-name="ce3" office:value-type="string">
            <text:p>Seo</text:p>
          </table:table-cell>
          <table:table-cell table:style-name="ce3" office:value-type="string">
            <text:p>notre code html utilise <text:s/>peu de balises sémantiques</text:p>
          </table:table-cell>
          <table:table-cell table:style-name="ce3" office:value-type="string">
            <text:p>une page avec peu de balises sémantiques est difficilement interprétable pour un crawler il aura du mal à en dégager une structure et cela se ressentira sur notre référencement</text:p>
          </table:table-cell>
          <table:table-cell table:style-name="ce3" office:value-type="string">
            <text:p>Utiliser un maximum de balises sémantiques pour structurer nos pages</text:p>
          </table:table-cell>
          <table:table-cell table:style-name="ce8" office:value-type="boolean" office:boolean-value="false">
            <text:p>FAUX</text:p>
          </table:table-cell>
          <table:table-cell table:style-name="ce3" office:value-type="string">
            <text:p><text:a xlink:href="https://developers.google.com/search/docs/beginner/seo-starter-guide?hl=fr">https://developers.google.com/search/docs/beginner/seo-starter-guide?hl=fr</text:a></text:p>
          </table:table-cell>
          <table:table-cell table:number-columns-repeated="1018"/>
        </table:table-row>
        <table:table-row table:style-name="ro1" table:number-rows-repeated="27">
          <table:table-cell table:style-name="ce3" table:number-columns-repeated="6"/>
          <table:table-cell table:number-columns-repeated="1018"/>
        </table:table-row>
        <table:table-row table:style-name="ro1" table:number-rows-repeated="952">
          <table:table-cell table:number-columns-repeated="1024"/>
        </table:table-row>
        <table:table-row table:style-name="ro20" table:number-rows-repeated="1047576">
          <table:table-cell table:number-columns-repeated="1024"/>
        </table:table-row>
        <table:table-row table:style-name="ro2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7.94cm" fo:page-height="21.59cm" style:num-format="1" style:print-orientation="landscape"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5-10">10/05/2021</text:date>, <text:time>15:29:27</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1-05-10T15:29:27.13</dc:date>
    <dc:creator>gabriel </dc:creator>
    <meta:generator>OpenOffice/4.1.10$Win32 OpenOffice.org_project/4110m2$Build-9807</meta:generator>
    <meta:editing-duration>PT12H44M10S</meta:editing-duration>
    <meta:editing-cycles>15</meta:editing-cycles>
    <meta:document-statistic meta:table-count="1" meta:cell-count="114" meta:object-count="0"/>
  </office:meta>
</office:document-meta>
</file>